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2763in"/>
    </style:style>
    <style:style style:name="TableColumn3" style:family="table-column">
      <style:table-column-properties style:column-width="5.2166in"/>
    </style:style>
    <style:style style:name="Table1" style:family="table" style:master-page-name="MP0">
      <style:table-properties style:width="6.493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DefaultParagraphFont" style:family="text">
      <style:text-properties style:text-position="super 63.6%"/>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text-align="justify" fo:margin-bottom="0in" fo:line-height="100%"/>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P12" style:parent-style-name="Normal" style:family="paragraph">
      <style:paragraph-properties fo:margin-bottom="0in" fo:line-height="100%"/>
    </style:style>
    <style:style style:name="T13" style:parent-style-name="DefaultParagraphFont" style:family="text">
      <style:text-properties style:text-position="super 63.6%"/>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text-align="justify" fo:margin-bottom="0in" fo:line-height="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pril 1<text:span text:style-name="T7">st</text:span><text:s/></text:p>
          </table:table-cell>
          <table:table-cell table:style-name="TableCell8">
            <text:p text:style-name="P9">Moved the workflow from Google Colaboratory Notebook to Jupyter Notebook due to limitations of 3D processing Python libraries on Google Colaboratory. Also moved majority of the work from MATLAB scripts to Python scripts. Started using open3d-python library.</text:p>
          </table:table-cell>
        </table:table-row>
        <table:table-row table:style-name="TableRow10">
          <table:table-cell table:style-name="TableCell11">
            <text:p text:style-name="P12">April 2<text:span text:style-name="T13">nd</text:span><text:s/></text:p>
          </table:table-cell>
          <table:table-cell table:style-name="TableCell14">
            <text:p text:style-name="P15"/>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MS Mincho"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style:font-name="Calibri" fo:language="en" fo:country="GB"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rshi Bhusaal</meta:initial-creator>
    <dc:creator>Maharshi Bhusaal</dc:creator>
    <meta:creation-date>2020-04-02T05:17:00Z</meta:creation-date>
    <dc:date>2020-04-02T05:22:00Z</dc:date>
    <meta:template xlink:href="Normal.dotm" xlink:type="simple"/>
    <meta:editing-cycles>2</meta:editing-cycles>
    <meta:editing-duration>PT300S</meta:editing-duration>
    <meta:document-statistic meta:page-count="1" meta:paragraph-count="1" meta:word-count="42" meta:character-count="283" meta:row-count="2" meta:non-whitespace-character-count="242"/>
  </office:meta>
</office:document-meta>
</file>